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12.98cm" style:rel-column-width="7359*"/>
    </style:style>
    <style:style style:name="Tableau1.C" style:family="table-column">
      <style:table-column-properties style:column-width="3.302cm" style:rel-column-width="1872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P8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9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0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0pt" officeooo:paragraph-rsid="00101995" style:font-size-asian="10pt" style:font-size-complex="10pt"/>
    </style:style>
    <style:style style:name="P18" style:family="paragraph" style:parent-style-name="Preformatted_20_Text">
      <style:text-properties style:font-name="Liberation Sans" fo:font-size="10pt" officeooo:paragraph-rsid="00101995" style:font-size-asian="8.75pt" style:font-size-complex="10pt"/>
    </style:style>
    <style:style style:name="P19" style:family="paragraph" style:parent-style-name="Standard"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20" style:family="paragraph" style:parent-style-name="Standard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" fo:font-size="10pt" fo:font-weight="normal" officeooo:rsid="00101995" officeooo:paragraph-rsid="00101995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101995" style:font-size-asian="10pt" style:font-size-complex="10pt"/>
    </style:style>
    <style:style style:name="P23" style:family="paragraph" style:parent-style-name="Standard">
      <style:text-properties style:font-name="Liberation Sans" fo:font-size="10pt" fo:font-weight="normal" officeooo:rsid="00101995" officeooo:paragraph-rsid="00101995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T1" style:family="text">
      <style:text-properties officeooo:rsid="000367e6"/>
    </style:style>
    <style:style style:name="T2" style:family="text">
      <style:text-properties officeooo:rsid="0009ee0f"/>
    </style:style>
    <style:style style:name="T3" style:family="text">
      <style:text-properties officeooo:rsid="000ceb06"/>
    </style:style>
    <style:style style:name="T4" style:family="text">
      <style:text-properties fo:font-size="7pt" style:font-size-complex="7pt"/>
    </style:style>
    <style:style style:name="T5" style:family="text">
      <style:text-properties officeooo:rsid="0006997a"/>
    </style:style>
    <style:style style:name="T6" style:family="text">
      <style:text-properties officeooo:rsid="0016e3bf"/>
    </style:style>
    <style:style style:name="T7" style:family="text">
      <style:text-properties officeooo:rsid="00175df1"/>
    </style:style>
    <style:style style:name="T8" style:family="text">
      <style:text-properties fo:font-size="6pt" officeooo:rsid="00175df1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">[langs.trans(BillFrom);onformat=decode] :</text:p>
          </table:table-cell>
          <table:table-cell table:style-name="Tableau3.B1" office:value-type="string">
            <text:p text:style-name="P8"/>
          </table:table-cell>
          <table:table-cell table:style-name="Tableau3.C1" office:value-type="string">
            <text:p text:style-name="P9"><text:span text:style-name="T5">[langs.trans(DeliveryAddress);onformat=decode]</text:span> :</text:p>
          </table:table-cell>
        </table:table-row>
        <table:table-row>
          <table:table-cell table:style-name="Tableau3.A2" office:value-type="string">
            <text:p text:style-name="P15">[mysoc.nom]</text:p>
            <text:p text:style-name="P16">[mysoc.address]</text:p>
            <text:p text:style-name="P16">[mysoc.zip] [mysoc.town]</text:p>
            <text:p text:style-name="P16">[mysoc.country]</text:p>
            <text:p text:style-name="P16"/>
            <text:p text:style-name="P16">[langs.trans(PhoneNumber);onformat=decode] : [mysoc.phone]</text:p>
            <text:p text:style-name="P16">[langs.trans(Fax);onformat=decode] : [mysoc.fax]</text:p>
            <text:p text:style-name="P16">[langs.trans(Email);onformat=decode] : [mysoc.email]</text:p>
            <text:p text:style-name="P16">[langs.trans(Web);onformat=decode] : [mysoc.url]</text:p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2">[societe.name]</text:p>
            <text:p text:style-name="P3">[contact.SHIPPING.civility;noerr] [contact.SHIPPING.firstname;noerr] [contact.SHIPPING.lastname;magnet=text:p;noerr]</text:p>
            <text:p text:style-name="P3">[societe.address]</text:p>
            <text:p text:style-name="P3">[societe.zip] [societe.town]</text:p>
            <text:p text:style-name="P16">[societe.country]</text:p>
          </table:table-cell>
        </table:table-row>
      </table:table>
      <text:p text:style-name="P18"/>
      <text:p text:style-name="P22">[doc.note_public;magnet=text:p]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[langs.trans(Reference);onformat=decode]</text:p>
          </table:table-cell>
          <table:table-cell table:style-name="Tableau1.A1" office:value-type="string">
            <text:p text:style-name="P4">[langs.trans(Designation);onformat=decode]</text:p>
          </table:table-cell>
          <table:table-cell table:style-name="Tableau1.C1" office:value-type="string">
            <text:p text:style-name="P4">[langs.trans(Qty);onformat=decode]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<text:span text:style-name="T6">qty_shipped</text:span>]</text:p>
          </table:table-cell>
        </table:table-row>
      </table:table>
      <text:p text:style-name="P20"/>
      <text:p text:style-name="P21">[langs.trans(Carrier);onformat=decode] : [dispatch.shipping_method_label;magnet=text:p]</text:p>
      <text:p text:style-name="P21">[langs.trans(TrackingNumber);onformat=decode] : [dispatch.tracking_number;magnet=text: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0367e6"/>
    </style:style>
    <style:style style:name="MT2" style:family="text">
      <style:text-properties officeooo:rsid="0009ee0f"/>
    </style:style>
    <style:style style:name="MT3" style:family="text">
      <style:text-properties officeooo:rsid="000ceb06"/>
    </style:style>
    <style:style style:name="MT4" style:family="text">
      <style:text-properties fo:font-size="6pt" officeooo:rsid="00175df1" style:font-size-asian="6pt" style:font-size-complex="6pt"/>
    </style:style>
    <style:style style:name="MT5" style:family="text">
      <style:text-properties fo:font-size="7pt" style:font-size-complex="7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[langs.trans(Delivery);onformat=decode] <text:span text:style-name="MT1">[dispatch.ref]</text:span></text:p>
        <text:p text:style-name="MP2"><text:span text:style-name="MT2">[langs.trans(DeliveryDate);onformat=decode]</text:span> : <text:span text:style-name="MT3">[dispatch.date_delivery;frm=dd/mm/yyyy;onformat=decode]</text:span></text:p>
        <text:p text:style-name="MP3"/>
        <text:p text:style-name="MP4">[langs.trans(Order);onformat=decode] : [doc.ref;magnet=text:p]</text:p>
        <text:p text:style-name="MP5">[langs.trans(RefCustomer);onformat=decode] : [doc.ref_client]</text:p>
        <text:p text:style-name="MP4">[langs.trans(OrderDate);onformat=decode] : [doc.date_commande_fr;magnet=text:p]</text:p>
        <text:p text:style-name="MP2"/>
      </style:header>
      <style:footer>
        <text:p text:style-name="MP6">[onshow.mysoc.address_nobr;strconv=no] – [onshow.mysoc.zip] [onshow.mysoc.town] – [onshow.mysoc.country]</text:p>
        <text:p text:style-name="MP6">[langs.trans(PhoneNumber);onformat=decode] : [onshow.mysoc.phone] – [langs.trans(Fax);onformat=decode] : [onshow.mysoc.fax]</text:p>
        <text:p text:style-name="MP7">[onshow.mysoc.email] – [onshow.mysoc.url]</text:p>
        <text:p text:style-name="MP8"><text:s/><text:span text:style-name="MT4">[onshow..mysoc.forme_juridique]</text:span><text:span text:style-name="MT5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57:39</meta:creation-date>
    <dc:date>2014-04-14T10:10:58.706149681</dc:date>
    <dc:creator>Geoffrey Girard</dc:creator>
    <meta:editing-duration>PT53M2S</meta:editing-duration>
    <meta:editing-cycles>44</meta:editing-cycles>
    <meta:generator>LibreOffice/4.1.3.2$Linux_X86_64 LibreOffice_project/410m0$Build-2</meta:generator>
    <meta:document-statistic meta:table-count="2" meta:image-count="0" meta:object-count="0" meta:page-count="1" meta:paragraph-count="34" meta:word-count="82" meta:character-count="1807" meta:non-whitespace-character-count="1751"/>
  </office:meta>
</office:document-meta>
</file>